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6">
      <style:paragraph-properties fo:margin-top="0cm" fo:margin-bottom="0cm" style:contextual-spacing="false"/>
    </style:style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8">
      <style:paragraph-properties fo:margin-top="0cm" fo:margin-bottom="0cm" style:contextual-spacing="false"/>
    </style:style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0">
      <style:paragraph-properties fo:margin-top="0cm" fo:margin-bottom="0cm" style:contextual-spacing="false"/>
    </style:style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2">
      <style:paragraph-properties fo:margin-top="0cm" fo:margin-bottom="0cm" style:contextual-spacing="false"/>
    </style:style>
    <style:style style:name="T1" style:family="text">
      <style:text-properties officeooo:rsid="000b252c"/>
    </style:style>
    <style:style style:name="T2" style:family="text">
      <style:text-properties officeooo:rsid="000cbd8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tab/><text:tab/><text:tab/><text:tab/></text:span><text:span text:style-name="Strong_20_Emphasis"><text:span text:style-name="T1">Functions V</text:span></text:span><text:span text:style-name="Strong_20_Emphasis"><text:span text:style-name="T2">S</text:span></text:span><text:span text:style-name="Strong_20_Emphasis"><text:span text:style-name="T1"> Stored Procedures</text:span></text:span></text:p>
      <text:p text:style-name="P3"><text:span text:style-name="Strong_20_Emphasis"/></text:p>
      <text:list xml:id="list2342146351" text:style-name="L2">
        <text:list-item>
          <text:p text:style-name="P2"><text:span text:style-name="Strong_20_Emphasis">Function:</text:span></text:p>
          <text:list>
            <text:list-item>
              <text:p text:style-name="P2">Designed to return a single value or a table.</text:p>
            </text:list-item>
            <text:list-item>
              <text:p text:style-name="P2">Used for computations and transformations.</text:p>
            </text:list-item>
            <text:list-item>
              <text:p text:style-name="P2">Encapsulates reusable logic that returns a value.</text:p>
            </text:list-item>
          </text:list>
        </text:list-item>
        <text:list-item>
          <text:p text:style-name="P2"><text:span text:style-name="Strong_20_Emphasis">Stored Procedure:</text:span></text:p>
          <text:list>
            <text:list-item>
              <text:p text:style-name="P2">Designed to perform operations such as modifying data or managing transactions.</text:p>
            </text:list-item>
            <text:list-item>
              <text:p text:style-name="P2">Executes multiple statements.</text:p>
            </text:list-item>
            <text:list-item>
              <text:p text:style-name="P1">Used for complex operations and business logic.</text:p>
            </text:list-item>
          </text:list>
        </text:list-item>
      </text:list>
      <text:list text:style-name="L3">
        <text:list-item>
          <text:p text:style-name="P4"><text:span text:style-name="Strong_20_Emphasis">Return Values</text:span></text:p>
        </text:list-item>
      </text:list>
      <text:list text:style-name="L4">
        <text:list-item>
          <text:p text:style-name="P6"><text:span text:style-name="Strong_20_Emphasis">Function:</text:span></text:p>
          <text:list>
            <text:list-item>
              <text:p text:style-name="P6">Always returns a value (scalar or table).</text:p>
            </text:list-item>
            <text:list-item>
              <text:p text:style-name="P6">Value can be used directly in SQL statements.</text:p>
            </text:list-item>
            <text:list-item>
              <text:p text:style-name="P6">Example: <text:span text:style-name="Source_20_Text">SELECT dbo.MyFunction(column) FROM Table;</text:span></text:p>
            </text:list-item>
          </text:list>
        </text:list-item>
        <text:list-item>
          <text:p text:style-name="P6"><text:span text:style-name="Strong_20_Emphasis">Stored Procedure:</text:span></text:p>
          <text:list>
            <text:list-item>
              <text:p text:style-name="P6">Does not have to return a value.</text:p>
            </text:list-item>
            <text:list-item>
              <text:p text:style-name="P6">Can return zero, one, or multiple result sets, status codes, or output parameters.</text:p>
            </text:list-item>
            <text:list-item>
              <text:p text:style-name="P5">Example: <text:span text:style-name="Source_20_Text">EXEC dbo.MyStoredProcedure @param1, @param2;</text:span></text:p>
            </text:list-item>
          </text:list>
        </text:list-item>
      </text:list>
      <text:list text:style-name="L5">
        <text:list-item>
          <text:p text:style-name="P7"><text:span text:style-name="Strong_20_Emphasis">Usage in SQL Queries</text:span></text:p>
        </text:list-item>
      </text:list>
      <text:list text:style-name="L6">
        <text:list-item>
          <text:p text:style-name="P9"><text:span text:style-name="Strong_20_Emphasis">Function:</text:span></text:p>
          <text:list>
            <text:list-item>
              <text:p text:style-name="P9">Can be called within SQL queries.</text:p>
            </text:list-item>
            <text:list-item>
              <text:p text:style-name="P9">Used in <text:span text:style-name="Source_20_Text">SELECT</text:span>, <text:span text:style-name="Source_20_Text">WHERE</text:span>, and other clauses.</text:p>
            </text:list-item>
          </text:list>
        </text:list-item>
        <text:list-item>
          <text:p text:style-name="P9"><text:span text:style-name="Strong_20_Emphasis">Stored Procedure:</text:span></text:p>
          <text:list>
            <text:list-item>
              <text:p text:style-name="P9">Cannot be called directly from within a <text:span text:style-name="Source_20_Text">SELECT</text:span> statement.</text:p>
            </text:list-item>
            <text:list-item>
              <text:p text:style-name="P8">Executed using <text:span text:style-name="Source_20_Text">EXEC</text:span> or <text:span text:style-name="Source_20_Text">CALL</text:span> commands.</text:p>
            </text:list-item>
          </text:list>
        </text:list-item>
      </text:list>
      <text:list text:style-name="L7">
        <text:list-item>
          <text:p text:style-name="P10"><text:span text:style-name="Strong_20_Emphasis">Transaction Management</text:span></text:p>
        </text:list-item>
      </text:list>
      <text:list text:style-name="L8">
        <text:list-item>
          <text:p text:style-name="P12"><text:span text:style-name="Strong_20_Emphasis">Function:</text:span></text:p>
          <text:list>
            <text:list-item>
              <text:p text:style-name="P12">Generally does not manage transactions.</text:p>
            </text:list-item>
            <text:list-item>
              <text:p text:style-name="P12">Typically used for read-only operations.</text:p>
            </text:list-item>
            <text:list-item>
              <text:p text:style-name="P12">Cannot perform explicit <text:span text:style-name="Source_20_Text">COMMIT</text:span> or <text:span text:style-name="Source_20_Text">ROLLBACK</text:span>.</text:p>
            </text:list-item>
          </text:list>
        </text:list-item>
        <text:list-item>
          <text:p text:style-name="P12"><text:span text:style-name="Strong_20_Emphasis">Stored Procedure:</text:span></text:p>
          <text:list>
            <text:list-item>
              <text:p text:style-name="P12">Can manage transactions using <text:span text:style-name="Source_20_Text">BEGIN TRANSACTION</text:span>, <text:span text:style-name="Source_20_Text">COMMIT</text:span>, and <text:span text:style-name="Source_20_Text">ROLLBACK</text:span>.</text:p>
            </text:list-item>
            <text:list-item>
              <text:p text:style-name="P11">Suitable for complex transaction scenarios.</text:p>
            </text:list-item>
          </text:list>
        </text:list-item>
      </text:list>
      <text:list text:style-name="L9">
        <text:list-item>
          <text:p text:style-name="P13"><text:span text:style-name="Strong_20_Emphasis">Side Effects</text:span></text:p>
        </text:list-item>
      </text:list>
      <text:list text:style-name="L10">
        <text:list-item>
          <text:p text:style-name="P15"><text:span text:style-name="Strong_20_Emphasis">Function:</text:span></text:p>
          <text:list>
            <text:list-item>
              <text:p text:style-name="P15">Expected to be free of side effects (e.g., no data modification).</text:p>
            </text:list-item>
            <text:list-item>
              <text:p text:style-name="P15">Primary role is to compute and return values.</text:p>
            </text:list-item>
            <text:list-item>
              <text:p text:style-name="P15">Should not modify data.</text:p>
            </text:list-item>
          </text:list>
        </text:list-item>
        <text:list-item>
          <text:p text:style-name="P15"><text:span text:style-name="Strong_20_Emphasis">Stored Procedure:</text:span></text:p>
          <text:list>
            <text:list-item>
              <text:p text:style-name="P15">Can have side effects such as modifying database tables.</text:p>
            </text:list-item>
            <text:list-item>
              <text:p text:style-name="P14">Often used to perform data modifications.</text:p>
            </text:list-item>
          </text:list>
        </text:list-item>
      </text:list>
      <text:list text:style-name="L11">
        <text:list-item>
          <text:p text:style-name="P16"><text:soft-page-break/><text:span text:style-name="Strong_20_Emphasis">Error Handling</text:span></text:p>
        </text:list-item>
      </text:list>
      <text:list text:style-name="L12">
        <text:list-item>
          <text:p text:style-name="P18"><text:span text:style-name="Strong_20_Emphasis">Function:</text:span></text:p>
          <text:list>
            <text:list-item>
              <text:p text:style-name="P18">Error handling is typically limited.</text:p>
            </text:list-item>
            <text:list-item>
              <text:p text:style-name="P18">Error handling might be constrained.</text:p>
            </text:list-item>
          </text:list>
        </text:list-item>
        <text:list-item>
          <text:p text:style-name="P18"><text:span text:style-name="Strong_20_Emphasis">Stored Procedure:</text:span></text:p>
          <text:list>
            <text:list-item>
              <text:p text:style-name="P18">Offers robust error handling with <text:span text:style-name="Source_20_Text">TRY...CATCH</text:span> blocks.</text:p>
            </text:list-item>
            <text:list-item>
              <text:p text:style-name="P17">More flexible and comprehensive error management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3T17:43:23.311000000</meta:creation-date>
    <dc:date>2024-08-13T17:43:50.798000000</dc:date>
    <meta:editing-duration>PT26S</meta:editing-duration>
    <meta:editing-cycles>4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48" meta:word-count="287" meta:character-count="1719" meta:non-whitespace-character-count="1523"/>
  </office:meta>
</office:document-meta>
</file>